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 table:number-columns-spanned="3" table:number-rows-spanned="1">
            <text:p>GHC 8.8.3</text:p>
          </table:table-cell>
          <table:covered-table-cell table:number-columns-repeated="2" table:style-name="ce1"/>
          <table:table-cell/>
          <table:table-cell table:style-name="ce1" office:value-type="string" calcext:value-type="string" table:number-columns-spanned="3" table:number-rows-spanned="1">
            <text:p>GHC HEAD</text:p>
          </table:table-cell>
          <table:covered-table-cell table:number-columns-repeated="2" table:style-name="ce1"/>
          <table:table-cell/>
          <table:table-cell table:style-name="ce1" office:value-type="string" calcext:value-type="string" table:number-columns-spanned="3" table:number-rows-spanned="1">
            <text:p>Percent difference</text:p>
          </table:table-cell>
          <table:covered-table-cell table:number-columns-repeated="2" table:style-name="ce1"/>
        </table:table-row>
        <table:table-row table:style-name="ro2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Time (desugar)</text:p>
          </table:table-cell>
          <table:table-cell table:style-name="ce1" office:value-type="string" calcext:value-type="string">
            <text:p>Bytes allocated (desugar)</text:p>
          </table:table-cell>
          <table:table-cell/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Time (desugar)</text:p>
          </table:table-cell>
          <table:table-cell table:style-name="ce1" office:value-type="string" calcext:value-type="string">
            <text:p>Bytes allocated (desugar)</text:p>
          </table:table-cell>
          <table:table-cell/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Time (desugar)</text:p>
          </table:table-cell>
          <table:table-cell table:style-name="ce1" office:value-type="string" calcext:value-type="string">
            <text:p>Bytes allocated (desugar)</text:p>
          </table:table-cell>
        </table:table-row>
        <table:table-row table:style-name="ro1">
          <table:table-cell office:value-type="string" calcext:value-type="string">
            <text:p>T11276</text:p>
          </table:table-cell>
          <table:table-cell office:value-type="float" office:value="1.159" calcext:value-type="float">
            <text:p>1.159</text:p>
          </table:table-cell>
          <table:table-cell office:value-type="float" office:value="1856464" calcext:value-type="float">
            <text:p>1856464</text:p>
          </table:table-cell>
          <table:table-cell/>
          <table:table-cell office:value-type="string" calcext:value-type="string">
            <text:p>T11276</text:p>
          </table:table-cell>
          <table:table-cell office:value-type="float" office:value="1.689" calcext:value-type="float">
            <text:p>1.689</text:p>
          </table:table-cell>
          <table:table-cell office:value-type="float" office:value="2387512" calcext:value-type="float">
            <text:p>2387512</text:p>
          </table:table-cell>
          <table:table-cell/>
          <table:table-cell office:value-type="string" calcext:value-type="string">
            <text:p>T11276</text:p>
          </table:table-cell>
          <table:table-cell table:formula="of:=([.F3]-[.B3])/[.B3]" office:value-type="percentage" office:value="0.457290767903365" calcext:value-type="percentage">
            <text:p>45.73%</text:p>
          </table:table-cell>
          <table:table-cell table:formula="of:=([.G3]-[.C3])/[.C3]" office:value-type="percentage" office:value="0.286053486628343" calcext:value-type="percentage">
            <text:p>28.61%</text:p>
          </table:table-cell>
        </table:table-row>
        <table:table-row table:style-name="ro1">
          <table:table-cell office:value-type="string" calcext:value-type="string">
            <text:p>T11303</text:p>
          </table:table-cell>
          <table:table-cell office:value-type="float" office:value="28.056" calcext:value-type="float">
            <text:p>28.056</text:p>
          </table:table-cell>
          <table:table-cell office:value-type="float" office:value="60189288" calcext:value-type="float">
            <text:p>60189288</text:p>
          </table:table-cell>
          <table:table-cell/>
          <table:table-cell office:value-type="string" calcext:value-type="string">
            <text:p>T11303</text:p>
          </table:table-cell>
          <table:table-cell office:value-type="float" office:value="17.964" calcext:value-type="float">
            <text:p>17.964</text:p>
          </table:table-cell>
          <table:table-cell office:value-type="float" office:value="39876408" calcext:value-type="float">
            <text:p>39876408</text:p>
          </table:table-cell>
          <table:table-cell/>
          <table:table-cell office:value-type="string" calcext:value-type="string">
            <text:p>T11303</text:p>
          </table:table-cell>
          <table:table-cell table:formula="of:=([.F4]-[.B4])/[.B4]" office:value-type="percentage" office:value="-0.359709153122327" calcext:value-type="percentage">
            <text:p>-35.97%</text:p>
          </table:table-cell>
          <table:table-cell table:formula="of:=([.G4]-[.C4])/[.C4]" office:value-type="percentage" office:value="-0.337483307660991" calcext:value-type="percentage">
            <text:p>-33.75%</text:p>
          </table:table-cell>
        </table:table-row>
        <table:table-row table:style-name="ro1">
          <table:table-cell office:value-type="string" calcext:value-type="string">
            <text:p>T11303b</text:p>
          </table:table-cell>
          <table:table-cell office:value-type="float" office:value="1.147" calcext:value-type="float">
            <text:p>1.147</text:p>
          </table:table-cell>
          <table:table-cell office:value-type="float" office:value="1649528" calcext:value-type="float">
            <text:p>1649528</text:p>
          </table:table-cell>
          <table:table-cell/>
          <table:table-cell office:value-type="string" calcext:value-type="string">
            <text:p>T11303b</text:p>
          </table:table-cell>
          <table:table-cell office:value-type="float" office:value="0.392" calcext:value-type="float">
            <text:p>0.392</text:p>
          </table:table-cell>
          <table:table-cell office:value-type="float" office:value="464504" calcext:value-type="float">
            <text:p>464504</text:p>
          </table:table-cell>
          <table:table-cell/>
          <table:table-cell office:value-type="string" calcext:value-type="string">
            <text:p>T11303b</text:p>
          </table:table-cell>
          <table:table-cell table:formula="of:=([.F5]-[.B5])/[.B5]" office:value-type="percentage" office:value="-0.658238884045336" calcext:value-type="percentage">
            <text:p>-65.82%</text:p>
          </table:table-cell>
          <table:table-cell table:formula="of:=([.G5]-[.C5])/[.C5]" office:value-type="percentage" office:value="-0.718401870110723" calcext:value-type="percentage">
            <text:p>-71.84%</text:p>
          </table:table-cell>
        </table:table-row>
        <table:table-row table:style-name="ro1">
          <table:table-cell office:value-type="string" calcext:value-type="string">
            <text:p>T11374</text:p>
          </table:table-cell>
          <table:table-cell office:value-type="float" office:value="4.623" calcext:value-type="float">
            <text:p>4.623</text:p>
          </table:table-cell>
          <table:table-cell office:value-type="float" office:value="6159712" calcext:value-type="float">
            <text:p>6159712</text:p>
          </table:table-cell>
          <table:table-cell/>
          <table:table-cell office:value-type="string" calcext:value-type="string">
            <text:p>T11374</text:p>
          </table:table-cell>
          <table:table-cell office:value-type="float" office:value="3.003" calcext:value-type="float">
            <text:p>3.003</text:p>
          </table:table-cell>
          <table:table-cell office:value-type="float" office:value="3194616" calcext:value-type="float">
            <text:p>3194616</text:p>
          </table:table-cell>
          <table:table-cell/>
          <table:table-cell office:value-type="string" calcext:value-type="string">
            <text:p>T11374</text:p>
          </table:table-cell>
          <table:table-cell table:formula="of:=([.F6]-[.B6])/[.B6]" office:value-type="percentage" office:value="-0.350421804023361" calcext:value-type="percentage">
            <text:p>-35.04%</text:p>
          </table:table-cell>
          <table:table-cell table:formula="of:=([.G6]-[.C6])/[.C6]" office:value-type="percentage" office:value="-0.48136925882249" calcext:value-type="percentage">
            <text:p>-48.14%</text:p>
          </table:table-cell>
        </table:table-row>
        <table:table-row table:style-name="ro1">
          <table:table-cell office:value-type="string" calcext:value-type="string">
            <text:p>T11822</text:p>
          </table:table-cell>
          <table:table-cell office:value-type="float" office:value="1063.495" calcext:value-type="float">
            <text:p>1063.495</text:p>
          </table:table-cell>
          <table:table-cell office:value-type="float" office:value="2006687040" calcext:value-type="float">
            <text:p>2006687040</text:p>
          </table:table-cell>
          <table:table-cell/>
          <table:table-cell office:value-type="string" calcext:value-type="string">
            <text:p>T11822</text:p>
          </table:table-cell>
          <table:table-cell office:value-type="float" office:value="16.032" calcext:value-type="float">
            <text:p>16.032</text:p>
          </table:table-cell>
          <table:table-cell office:value-type="float" office:value="27907752" calcext:value-type="float">
            <text:p>27907752</text:p>
          </table:table-cell>
          <table:table-cell/>
          <table:table-cell office:value-type="string" calcext:value-type="string">
            <text:p>T11822</text:p>
          </table:table-cell>
          <table:table-cell table:formula="of:=([.F7]-[.B7])/[.B7]" office:value-type="percentage" office:value="-0.984925175952872" calcext:value-type="percentage">
            <text:p>-98.49%</text:p>
          </table:table-cell>
          <table:table-cell table:formula="of:=([.G7]-[.C7])/[.C7]" office:value-type="percentage" office:value="-0.98609262359117" calcext:value-type="percentage">
            <text:p>-98.61%</text:p>
          </table:table-cell>
        </table:table-row>
        <table:table-row table:style-name="ro1">
          <table:table-cell office:value-type="string" calcext:value-type="string">
            <text:p>T11195</text:p>
          </table:table-cell>
          <table:table-cell office:value-type="float" office:value="2677.682" calcext:value-type="float">
            <text:p>2677.682</text:p>
          </table:table-cell>
          <table:table-cell office:value-type="float" office:value="3084609976" calcext:value-type="float">
            <text:p>3084609976</text:p>
          </table:table-cell>
          <table:table-cell/>
          <table:table-cell office:value-type="string" calcext:value-type="string">
            <text:p>T11195</text:p>
          </table:table-cell>
          <table:table-cell office:value-type="float" office:value="22.266" calcext:value-type="float">
            <text:p>22.266</text:p>
          </table:table-cell>
          <table:table-cell office:value-type="float" office:value="39488216" calcext:value-type="float">
            <text:p>39488216</text:p>
          </table:table-cell>
          <table:table-cell/>
          <table:table-cell office:value-type="string" calcext:value-type="string">
            <text:p>T11195</text:p>
          </table:table-cell>
          <table:table-cell table:formula="of:=([.F8]-[.B8])/[.B8]" office:value-type="percentage" office:value="-0.991684598843328" calcext:value-type="percentage">
            <text:p>-99.17%</text:p>
          </table:table-cell>
          <table:table-cell table:formula="of:=([.G8]-[.C8])/[.C8]" office:value-type="percentage" office:value="-0.987198311518396" calcext:value-type="percentage">
            <text:p>-98.72%</text:p>
          </table:table-cell>
        </table:table-row>
        <table:table-row table:style-name="ro1">
          <table:table-cell office:value-type="string" calcext:value-type="string">
            <text:p>T17096</text:p>
          </table:table-cell>
          <table:table-cell office:value-type="float" office:value="7469.693" calcext:value-type="float">
            <text:p>7469.693</text:p>
          </table:table-cell>
          <table:table-cell office:value-type="float" office:value="17251358480" calcext:value-type="float">
            <text:p>17251358480</text:p>
          </table:table-cell>
          <table:table-cell/>
          <table:table-cell office:value-type="string" calcext:value-type="string">
            <text:p>T17096</text:p>
          </table:table-cell>
          <table:table-cell office:value-type="float" office:value="16.641" calcext:value-type="float">
            <text:p>16.641</text:p>
          </table:table-cell>
          <table:table-cell office:value-type="float" office:value="35406936" calcext:value-type="float">
            <text:p>35406936</text:p>
          </table:table-cell>
          <table:table-cell/>
          <table:table-cell office:value-type="string" calcext:value-type="string">
            <text:p>T17096</text:p>
          </table:table-cell>
          <table:table-cell table:formula="of:=([.F9]-[.B9])/[.B9]" office:value-type="percentage" office:value="-0.997772197599018" calcext:value-type="percentage">
            <text:p>-99.78%</text:p>
          </table:table-cell>
          <table:table-cell table:formula="of:=([.G9]-[.C9])/[.C9]" office:value-type="percentage" office:value="-0.997947585632688" calcext:value-type="percentage">
            <text:p>-99.79%</text:p>
          </table:table-cell>
        </table:table-row>
        <table:table-row table:style-name="ro1">
          <table:table-cell office:value-type="string" calcext:value-type="string">
            <text:p>PmSeriesS</text:p>
          </table:table-cell>
          <table:table-cell office:value-type="float" office:value="44.463" calcext:value-type="float">
            <text:p>44.463</text:p>
          </table:table-cell>
          <table:table-cell office:value-type="float" office:value="52852744" calcext:value-type="float">
            <text:p>52852744</text:p>
          </table:table-cell>
          <table:table-cell/>
          <table:table-cell office:value-type="string" calcext:value-type="string">
            <text:p>PmSeriesS</text:p>
          </table:table-cell>
          <table:table-cell office:value-type="float" office:value="2.579" calcext:value-type="float">
            <text:p>2.579</text:p>
          </table:table-cell>
          <table:table-cell office:value-type="float" office:value="6189144" calcext:value-type="float">
            <text:p>6189144</text:p>
          </table:table-cell>
          <table:table-cell/>
          <table:table-cell office:value-type="string" calcext:value-type="string">
            <text:p>PmSeriesS</text:p>
          </table:table-cell>
          <table:table-cell table:formula="of:=([.F10]-[.B10])/[.B10]" office:value-type="percentage" office:value="-0.941996716370915" calcext:value-type="percentage">
            <text:p>-94.20%</text:p>
          </table:table-cell>
          <table:table-cell table:formula="of:=([.G10]-[.C10])/[.C10]" office:value-type="percentage" office:value="-0.882898341096538" calcext:value-type="percentage">
            <text:p>-88.29%</text:p>
          </table:table-cell>
        </table:table-row>
        <table:table-row table:style-name="ro1">
          <table:table-cell office:value-type="string" calcext:value-type="string">
            <text:p>PmSeriesT</text:p>
          </table:table-cell>
          <table:table-cell office:value-type="float" office:value="48.299" calcext:value-type="float">
            <text:p>48.299</text:p>
          </table:table-cell>
          <table:table-cell office:value-type="float" office:value="61434928" calcext:value-type="float">
            <text:p>61434928</text:p>
          </table:table-cell>
          <table:table-cell/>
          <table:table-cell office:value-type="string" calcext:value-type="string">
            <text:p>PmSeriesT</text:p>
          </table:table-cell>
          <table:table-cell office:value-type="float" office:value="6.864" calcext:value-type="float">
            <text:p>6.864</text:p>
          </table:table-cell>
          <table:table-cell office:value-type="float" office:value="17577224" calcext:value-type="float">
            <text:p>17577224</text:p>
          </table:table-cell>
          <table:table-cell/>
          <table:table-cell office:value-type="string" calcext:value-type="string">
            <text:p>PmSeriesT</text:p>
          </table:table-cell>
          <table:table-cell table:formula="of:=([.F11]-[.B11])/[.B11]" office:value-type="percentage" office:value="-0.857885256423529" calcext:value-type="percentage">
            <text:p>-85.79%</text:p>
          </table:table-cell>
          <table:table-cell table:formula="of:=([.G11]-[.C11])/[.C11]" office:value-type="percentage" office:value="-0.713888750711973" calcext:value-type="percentage">
            <text:p>-71.39%</text:p>
          </table:table-cell>
        </table:table-row>
        <table:table-row table:style-name="ro1">
          <table:table-cell office:value-type="string" calcext:value-type="string">
            <text:p>PmSeriesV</text:p>
          </table:table-cell>
          <table:table-cell office:value-type="float" office:value="130.754" calcext:value-type="float">
            <text:p>130.754</text:p>
          </table:table-cell>
          <table:table-cell office:value-type="float" office:value="139083856" calcext:value-type="float">
            <text:p>139083856</text:p>
          </table:table-cell>
          <table:table-cell/>
          <table:table-cell office:value-type="string" calcext:value-type="string">
            <text:p>PmSeriesV</text:p>
          </table:table-cell>
          <table:table-cell office:value-type="float" office:value="4.544" calcext:value-type="float">
            <text:p>4.544</text:p>
          </table:table-cell>
          <table:table-cell office:value-type="float" office:value="9525800" calcext:value-type="float">
            <text:p>9525800</text:p>
          </table:table-cell>
          <table:table-cell/>
          <table:table-cell office:value-type="string" calcext:value-type="string">
            <text:p>PmSeriesV</text:p>
          </table:table-cell>
          <table:table-cell table:formula="of:=([.F12]-[.B12])/[.B12]" office:value-type="percentage" office:value="-0.965247717087049" calcext:value-type="percentage">
            <text:p>-96.52%</text:p>
          </table:table-cell>
          <table:table-cell table:formula="of:=([.G12]-[.C12])/[.C12]" office:value-type="percentage" office:value="-0.931510383203641" calcext:value-type="percentage">
            <text:p>-93.15%</text:p>
          </table:table-cell>
        </table:table-row>
        <table:table-row table:style-name="ro1">
          <table:table-cell office:value-type="string" calcext:value-type="string">
            <text:p>PmSeriesG</text:p>
          </table:table-cell>
          <table:table-cell office:value-type="float" office:value="1.197" calcext:value-type="float">
            <text:p>1.197</text:p>
          </table:table-cell>
          <table:table-cell office:value-type="float" office:value="1206112" calcext:value-type="float">
            <text:p>1206112</text:p>
          </table:table-cell>
          <table:table-cell/>
          <table:table-cell office:value-type="string" calcext:value-type="string">
            <text:p>PmSeriesG</text:p>
          </table:table-cell>
          <table:table-cell office:value-type="float" office:value="8.082" calcext:value-type="float">
            <text:p>8.082</text:p>
          </table:table-cell>
          <table:table-cell office:value-type="float" office:value="18899376" calcext:value-type="float">
            <text:p>18899376</text:p>
          </table:table-cell>
          <table:table-cell/>
          <table:table-cell office:value-type="string" calcext:value-type="string">
            <text:p>PmSeriesG</text:p>
          </table:table-cell>
          <table:table-cell table:formula="of:=([.F13]-[.B13])/[.B13]" office:value-type="percentage" office:value="5.75187969924812" calcext:value-type="percentage">
            <text:p>575.19%</text:p>
          </table:table-cell>
          <table:table-cell table:formula="of:=([.G13]-[.C13])/[.C13]" office:value-type="percentage" office:value="14.6696691517869" calcext:value-type="percentage">
            <text:p>1466.97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 style:data-style-name="N2" text:time-value="19:07:53.0345660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5:11:31.707862967</meta:creation-date>
    <dc:date>2020-03-02T19:21:51.297349777</dc:date>
    <meta:editing-duration>PT9M2S</meta:editing-duration>
    <meta:editing-cycles>3</meta:editing-cycles>
    <meta:generator>LibreOffice/6.0.7.3$Linux_X86_64 LibreOffice_project/00m0$Build-3</meta:generator>
    <meta:document-statistic meta:table-count="1" meta:cell-count="111" meta:object-count="0"/>
  </office:meta>
</office:document-meta>
</file>